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E000000D33A4027999F4788A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officeooo:rsid="000e6c01" officeooo:paragraph-rsid="000e6c01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07b3f8" officeooo:paragraph-rsid="0007b3f8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0e6c01" officeooo:paragraph-rsid="000e6c01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07b3f8" style:font-size-asian="10pt" style:font-size-complex="10pt"/>
    </style:style>
    <style:style style:name="T1" style:family="text">
      <style:text-properties officeooo:rsid="000e812c"/>
    </style:style>
    <style:style style:name="T2" style:family="text">
      <style:text-properties officeooo:rsid="001391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2.224cm" svg:height="5.583cm" draw:z-index="0"><draw:image xlink:href="Pictures/10000000000001CE000000D33A4027999F4788AF.png" xlink:type="simple" xlink:show="embed" xlink:actuate="onLoad" draw:mime-type="image/png"/></draw:frame><text:tab/></text:p>
      <text:p text:style-name="P1"><text:tab/></text:p>
      <text:p text:style-name="P1"/>
      <text:p text:style-name="P1"><text:tab/></text:p>
      <text:p text:style-name="P1"><text:tab/></text:p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8T18:17:02.979000000</meta:creation-date>
    <dc:date>2020-11-28T21:48:47.578000000</dc:date>
    <meta:editing-duration>PT12M18S</meta:editing-duration>
    <meta:editing-cycles>7</meta:editing-cycles>
    <meta:generator>LibreOffice/7.0.2.2$Windows_X86_64 LibreOffice_project/8349ace3c3162073abd90d81fd06dcfb6b36b994</meta:generator>
    <meta:document-statistic meta:table-count="0" meta:image-count="1" meta:object-count="0" meta:page-count="1" meta:paragraph-count="5" meta:word-count="0" meta:character-count="5" meta:non-whitespace-character-count="0"/>
  </office:meta>
</office:document-meta>
</file>